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3.9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style-name="ce1" table:number-columns-repeated="1016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73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style-name="ce9"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28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50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82</text:p>
          </table:table-cell>
          <table:table-cell table:style-name="ce3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92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09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5</text:p>
          </table:table-cell>
          <table:table-cell table:style-name="ce3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4" office:value-type="date" office:date-value="1751-05-04">
            <text:p>03.05.1751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4" office:value-type="date" office:date-value="1750-04-14">
            <text:p>13.04.1750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63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73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 table:number-rows-repeated="9">
          <table:table-cell table:number-columns-repeated="3"/>
          <table:table-cell table:style-name="ce3" table:number-columns-repeated="2"/>
          <table:table-cell table:style-name="Default"/>
          <table:table-cell table:number-columns-repeated="1017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.01.2016</text:date>, <text:time>19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6-01-13T19:34:22.46</dc:date>
    <meta:editing-cycles>33</meta:editing-cycles>
    <meta:editing-duration>PT6H17M5S</meta:editing-duration>
    <meta:generator>OpenOffice/4.0.1$Win32 OpenOffice.org_project/401m5$Build-9714</meta:generator>
    <meta:document-statistic meta:table-count="2" meta:cell-count="84" meta:object-count="0"/>
  </office:meta>
</office:document-meta>
</file>